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s" svg:font-family="Tahoma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481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C" style:family="table-column">
      <style:table-column-properties style:column-width="5.667cm" style:rel-column-width="21844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C" style:family="table-column">
      <style:table-column-properties style:column-width="5.667cm" style:rel-column-width="21844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B" style:family="table-column">
      <style:table-column-properties style:column-width="11.333cm" style:rel-column-width="43689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667cm" style:rel-column-width="21845*"/>
    </style:style>
    <style:style style:name="Tabela12.B" style:family="table-column">
      <style:table-column-properties style:column-width="11.333cm" style:rel-column-width="43689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5.667cm" style:rel-column-width="21845*"/>
    </style:style>
    <style:style style:name="Tabela13.B" style:family="table-column">
      <style:table-column-properties style:column-width="11.333cm" style:rel-column-width="43689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B" style:family="table-column">
      <style:table-column-properties style:column-width="11.333cm" style:rel-column-width="43689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B" style:family="table-column">
      <style:table-column-properties style:column-width="11.333cm" style:rel-column-width="43689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5.667cm" style:rel-column-width="21845*"/>
    </style:style>
    <style:style style:name="Tabela16.B" style:family="table-column">
      <style:table-column-properties style:column-width="11.333cm" style:rel-column-width="43689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5.667cm" style:rel-column-width="21845*"/>
    </style:style>
    <style:style style:name="Tabela17.B" style:family="table-column">
      <style:table-column-properties style:column-width="11.333cm" style:rel-column-width="43689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5.667cm" style:rel-column-width="21845*"/>
    </style:style>
    <style:style style:name="Tabela18.B" style:family="table-column">
      <style:table-column-properties style:column-width="11.333cm" style:rel-column-width="43689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5.667cm" style:rel-column-width="21845*"/>
    </style:style>
    <style:style style:name="Tabela19.B" style:family="table-column">
      <style:table-column-properties style:column-width="11.333cm" style:rel-column-width="43689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5.667cm" style:rel-column-width="21845*"/>
    </style:style>
    <style:style style:name="Tabela20.B" style:family="table-column">
      <style:table-column-properties style:column-width="11.333cm" style:rel-column-width="43689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5.667cm" style:rel-column-width="21845*"/>
    </style:style>
    <style:style style:name="Tabela21.B" style:family="table-column">
      <style:table-column-properties style:column-width="11.333cm" style:rel-column-width="43689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803" officeooo:paragraph-rsid="0029aa88"/>
    </style:style>
    <style:style style:name="P2" style:family="paragraph" style:parent-style-name="Standard">
      <style:text-properties officeooo:rsid="001cd803" officeooo:paragraph-rsid="002b526b"/>
    </style:style>
    <style:style style:name="P3" style:family="paragraph" style:parent-style-name="Standard">
      <style:text-properties style:font-name="Tahomas" fo:font-size="14pt" fo:font-weight="bold" officeooo:rsid="001cd80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ahomas" fo:font-size="14pt" fo:font-weight="bold" officeooo:rsid="001cd803" officeooo:paragraph-rsid="001cd8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ahomas" fo:font-size="14pt" fo:font-weight="bold" officeooo:rsid="001cd803" officeooo:paragraph-rsid="001ec3f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ahomas" fo:font-size="11pt" fo:font-weight="bold" officeooo:rsid="001cd803" officeooo:paragraph-rsid="001cd803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ahomas" fo:font-size="11pt" fo:font-weight="bold" officeooo:rsid="001cd803" officeooo:paragraph-rsid="001d4d8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ahomas" fo:font-size="11pt" fo:font-weight="bold" officeooo:rsid="001cd803" officeooo:paragraph-rsid="001ec3f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ahomas" fo:font-size="11pt" fo:font-weight="bold" officeooo:rsid="001cd803" officeooo:paragraph-rsid="0023658b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ahomas" fo:font-size="11pt" fo:font-weight="bold" officeooo:rsid="001cd803" officeooo:paragraph-rsid="0028ef86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ahomas" fo:font-size="11pt" fo:font-weight="bold" officeooo:rsid="001cd803" officeooo:paragraph-rsid="0029aa88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ahomas" fo:font-size="11pt" fo:font-weight="bold" officeooo:rsid="001cd803" officeooo:paragraph-rsid="002b2d29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Tahomas" fo:font-size="11pt" fo:font-weight="bold" officeooo:rsid="001cd803" officeooo:paragraph-rsid="002b526b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ahomas" fo:font-size="11pt" fo:font-weight="bold" officeooo:rsid="001cd803" officeooo:paragraph-rsid="002cd8b3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ahomas" fo:font-size="11pt" fo:font-weight="bold" officeooo:rsid="001cd803" officeooo:paragraph-rsid="002e862e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ahomas" fo:font-size="11pt" fo:font-weight="bold" officeooo:rsid="0028ef86" officeooo:paragraph-rsid="0028ef86" style:font-size-asian="11pt" style:font-weight-asian="bold" style:font-size-complex="11pt" style:font-weight-complex="bold"/>
    </style:style>
    <style:style style:name="P17" style:family="paragraph" style:parent-style-name="Standard">
      <style:text-properties officeooo:paragraph-rsid="0025f767"/>
    </style:style>
    <style:style style:name="P18" style:family="paragraph" style:parent-style-name="Standard">
      <style:text-properties officeooo:paragraph-rsid="0028ef86"/>
    </style:style>
    <style:style style:name="P19" style:family="paragraph" style:parent-style-name="Standard">
      <style:text-properties officeooo:rsid="0028ef86" officeooo:paragraph-rsid="0025f767"/>
    </style:style>
    <style:style style:name="P20" style:family="paragraph" style:parent-style-name="Standard">
      <style:text-properties officeooo:rsid="0028ef86" officeooo:paragraph-rsid="0028ef86"/>
    </style:style>
    <style:style style:name="P21" style:family="paragraph" style:parent-style-name="Standard">
      <style:text-properties officeooo:rsid="0028ef86" officeooo:paragraph-rsid="002b2d29"/>
    </style:style>
    <style:style style:name="P22" style:family="paragraph" style:parent-style-name="Standard">
      <style:text-properties officeooo:rsid="0028ef86" officeooo:paragraph-rsid="002b526b"/>
    </style:style>
    <style:style style:name="P23" style:family="paragraph" style:parent-style-name="Standard">
      <style:text-properties officeooo:paragraph-rsid="0029aa88"/>
    </style:style>
    <style:style style:name="P24" style:family="paragraph" style:parent-style-name="Standard">
      <style:text-properties officeooo:paragraph-rsid="002b526b"/>
    </style:style>
    <style:style style:name="P25" style:family="paragraph" style:parent-style-name="Standard">
      <style:text-properties officeooo:paragraph-rsid="002cd8b3"/>
    </style:style>
    <style:style style:name="P26" style:family="paragraph" style:parent-style-name="Standard">
      <style:text-properties officeooo:paragraph-rsid="002e862e"/>
    </style:style>
    <style:style style:name="P2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ahomas" fo:font-size="11pt" fo:font-weight="bold" officeooo:rsid="001cd803" officeooo:paragraph-rsid="001cd80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ahomas" fo:font-size="11pt" fo:font-weight="bold" officeooo:rsid="001cd803" officeooo:paragraph-rsid="001d4d82" style:font-size-asian="11pt" style:font-weight-asian="bold" style:font-size-complex="11pt" style:font-weight-complex="bold"/>
    </style:style>
    <style:style style:name="P29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5f767"/>
    </style:style>
    <style:style style:name="P3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9aa88"/>
    </style:style>
    <style:style style:name="P3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526b"/>
    </style:style>
    <style:style style:name="P3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cd8b3"/>
    </style:style>
    <style:style style:name="P3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28ef86" officeooo:paragraph-rsid="0028ef86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28ef86" officeooo:paragraph-rsid="002b2d29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28ef86" officeooo:paragraph-rsid="002b526b"/>
    </style:style>
    <style:style style:name="P37" style:family="paragraph" style:parent-style-name="Standard">
      <style:paragraph-properties fo:break-before="page"/>
      <style:text-properties style:font-name="Tahomas" fo:font-size="11pt" fo:font-weight="bold" officeooo:rsid="001cd803" officeooo:paragraph-rsid="002b526b" style:font-size-asian="11pt" style:font-weight-asian="bold" style:font-size-complex="11pt" style:font-weight-complex="bold"/>
    </style:style>
    <style:style style:name="P38" style:family="paragraph" style:parent-style-name="Standard">
      <style:paragraph-properties fo:break-before="page"/>
      <style:text-properties style:font-name="Tahomas" fo:font-size="11pt" fo:font-weight="bold" officeooo:rsid="001cd803" officeooo:paragraph-rsid="002cd8b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break-before="page"/>
      <style:text-properties style:font-name="Tahomas" fo:font-size="11pt" fo:font-weight="bold" officeooo:rsid="001cd803" officeooo:paragraph-rsid="002e862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break-before="page"/>
      <style:text-properties officeooo:rsid="001cd803" officeooo:paragraph-rsid="0028ef86"/>
    </style:style>
    <style:style style:name="P41" style:family="paragraph" style:parent-style-name="Table_20_Contents">
      <style:text-properties style:font-name="Tahomas" fo:font-size="11pt" style:font-size-asian="11pt" style:font-size-complex="11pt"/>
    </style:style>
    <style:style style:name="P42" style:family="paragraph" style:parent-style-name="Table_20_Contents">
      <style:text-properties style:font-name="Tahomas" fo:font-size="11pt" officeooo:paragraph-rsid="001cd803" style:font-size-asian="11pt" style:font-size-complex="11pt"/>
    </style:style>
    <style:style style:name="P43" style:family="paragraph" style:parent-style-name="Table_20_Contents">
      <style:text-properties style:font-name="Tahomas" fo:font-size="11pt" officeooo:rsid="001cd803" officeooo:paragraph-rsid="001cd803" style:font-size-asian="11pt" style:font-size-complex="11pt"/>
    </style:style>
    <style:style style:name="P44" style:family="paragraph" style:parent-style-name="Table_20_Contents">
      <style:text-properties style:font-name="Tahomas" fo:font-size="11pt" officeooo:paragraph-rsid="001d4d82" style:font-size-asian="11pt" style:font-size-complex="11pt"/>
    </style:style>
    <style:style style:name="P45" style:family="paragraph" style:parent-style-name="Table_20_Contents">
      <style:text-properties style:font-name="Tahomas" fo:font-size="11pt" officeooo:rsid="001d4d82" officeooo:paragraph-rsid="001d4d82" style:font-size-asian="11pt" style:font-size-complex="11pt"/>
    </style:style>
    <style:style style:name="P46" style:family="paragraph" style:parent-style-name="Table_20_Contents">
      <style:text-properties style:font-name="Tahomas" fo:font-size="11pt" officeooo:paragraph-rsid="001ec3f6" style:font-size-asian="11pt" style:font-size-complex="11pt"/>
    </style:style>
    <style:style style:name="P47" style:family="paragraph" style:parent-style-name="Table_20_Contents">
      <style:text-properties style:font-name="Tahomas" fo:font-size="11pt" officeooo:rsid="001ec3f6" officeooo:paragraph-rsid="001ec3f6" style:font-size-asian="11pt" style:font-size-complex="11pt"/>
    </style:style>
    <style:style style:name="P48" style:family="paragraph" style:parent-style-name="Table_20_Contents">
      <style:text-properties style:font-name="Tahomas" fo:font-size="11pt" officeooo:rsid="0020a613" officeooo:paragraph-rsid="0020a613" style:font-size-asian="11pt" style:font-size-complex="11pt"/>
    </style:style>
    <style:style style:name="P49" style:family="paragraph" style:parent-style-name="Table_20_Contents">
      <style:text-properties style:font-name="Tahomas" fo:font-size="11pt" officeooo:paragraph-rsid="0023658b" style:font-size-asian="11pt" style:font-size-complex="11pt"/>
    </style:style>
    <style:style style:name="P50" style:family="paragraph" style:parent-style-name="Table_20_Contents">
      <style:text-properties style:font-name="Tahomas" fo:font-size="11pt" officeooo:rsid="0023658b" officeooo:paragraph-rsid="0023658b" style:font-size-asian="11pt" style:font-size-complex="11pt"/>
    </style:style>
    <style:style style:name="P51" style:family="paragraph" style:parent-style-name="Table_20_Contents">
      <style:text-properties style:font-name="Tahomas" fo:font-size="11pt" officeooo:rsid="00242689" officeooo:paragraph-rsid="00242689" style:font-size-asian="11pt" style:font-size-complex="11pt"/>
    </style:style>
    <style:style style:name="P52" style:family="paragraph" style:parent-style-name="Table_20_Contents">
      <style:text-properties style:font-name="Tahomas" fo:font-size="11pt" officeooo:rsid="00242689" officeooo:paragraph-rsid="0025f767" style:font-size-asian="11pt" style:font-size-complex="11pt"/>
    </style:style>
    <style:style style:name="P53" style:family="paragraph" style:parent-style-name="Table_20_Contents">
      <style:text-properties style:font-name="Tahomas" fo:font-size="11pt" officeooo:rsid="00242689" officeooo:paragraph-rsid="0028ef86" style:font-size-asian="11pt" style:font-size-complex="11pt"/>
    </style:style>
    <style:style style:name="P54" style:family="paragraph" style:parent-style-name="Table_20_Contents">
      <style:text-properties style:font-name="Tahomas" fo:font-size="11pt" officeooo:rsid="00242689" officeooo:paragraph-rsid="0029aa88" style:font-size-asian="11pt" style:font-size-complex="11pt"/>
    </style:style>
    <style:style style:name="P55" style:family="paragraph" style:parent-style-name="Table_20_Contents">
      <style:text-properties style:font-name="Tahomas" fo:font-size="11pt" officeooo:rsid="00242689" officeooo:paragraph-rsid="002b2d29" style:font-size-asian="11pt" style:font-size-complex="11pt"/>
    </style:style>
    <style:style style:name="P56" style:family="paragraph" style:parent-style-name="Table_20_Contents">
      <style:text-properties style:font-name="Tahomas" fo:font-size="11pt" officeooo:rsid="00242689" officeooo:paragraph-rsid="002b526b" style:font-size-asian="11pt" style:font-size-complex="11pt"/>
    </style:style>
    <style:style style:name="P57" style:family="paragraph" style:parent-style-name="Table_20_Contents">
      <style:text-properties style:font-name="Tahomas" fo:font-size="11pt" officeooo:rsid="00242689" officeooo:paragraph-rsid="002cd8b3" style:font-size-asian="11pt" style:font-size-complex="11pt"/>
    </style:style>
    <style:style style:name="P58" style:family="paragraph" style:parent-style-name="Table_20_Contents">
      <style:text-properties style:font-name="Tahomas" fo:font-size="11pt" officeooo:rsid="00242689" officeooo:paragraph-rsid="002e862e" style:font-size-asian="11pt" style:font-size-complex="11pt"/>
    </style:style>
    <style:style style:name="P59" style:family="paragraph" style:parent-style-name="Table_20_Contents">
      <style:text-properties style:font-name="Tahomas" fo:font-size="11pt" officeooo:paragraph-rsid="0025f767" style:font-size-asian="11pt" style:font-size-complex="11pt"/>
    </style:style>
    <style:style style:name="P60" style:family="paragraph" style:parent-style-name="Table_20_Contents">
      <style:text-properties style:font-name="Tahomas" fo:font-size="11pt" officeooo:paragraph-rsid="0028ef86" style:font-size-asian="11pt" style:font-size-complex="11pt"/>
    </style:style>
    <style:style style:name="P61" style:family="paragraph" style:parent-style-name="Table_20_Contents">
      <style:text-properties style:font-name="Tahomas" fo:font-size="11pt" officeooo:rsid="0029a5a3" officeooo:paragraph-rsid="0029a5a3" style:font-size-asian="11pt" style:font-size-complex="11pt"/>
    </style:style>
    <style:style style:name="P62" style:family="paragraph" style:parent-style-name="Table_20_Contents">
      <style:text-properties style:font-name="Tahomas" fo:font-size="11pt" officeooo:paragraph-rsid="0029aa88" style:font-size-asian="11pt" style:font-size-complex="11pt"/>
    </style:style>
    <style:style style:name="P63" style:family="paragraph" style:parent-style-name="Table_20_Contents">
      <style:text-properties style:font-name="Tahomas" fo:font-size="11pt" officeooo:paragraph-rsid="002b2d29" style:font-size-asian="11pt" style:font-size-complex="11pt"/>
    </style:style>
    <style:style style:name="P64" style:family="paragraph" style:parent-style-name="Table_20_Contents">
      <style:text-properties style:font-name="Tahomas" fo:font-size="11pt" officeooo:paragraph-rsid="002b526b" style:font-size-asian="11pt" style:font-size-complex="11pt"/>
    </style:style>
    <style:style style:name="P65" style:family="paragraph" style:parent-style-name="Table_20_Contents">
      <style:text-properties style:font-name="Tahomas" fo:font-size="11pt" officeooo:paragraph-rsid="002cd8b3" style:font-size-asian="11pt" style:font-size-complex="11pt"/>
    </style:style>
    <style:style style:name="P66" style:family="paragraph" style:parent-style-name="Table_20_Contents">
      <style:text-properties style:font-name="Tahomas" fo:font-size="11pt" officeooo:rsid="002cd8b3" officeooo:paragraph-rsid="002cd8b3" style:font-size-asian="11pt" style:font-size-complex="11pt"/>
    </style:style>
    <style:style style:name="P67" style:family="paragraph" style:parent-style-name="Table_20_Contents">
      <style:text-properties style:font-name="Tahomas" fo:font-size="11pt" officeooo:rsid="002cd8b3" officeooo:paragraph-rsid="002e862e" style:font-size-asian="11pt" style:font-size-complex="11pt"/>
    </style:style>
    <style:style style:name="P68" style:family="paragraph" style:parent-style-name="Table_20_Contents">
      <style:text-properties style:font-name="Tahomas" fo:font-size="11pt" officeooo:rsid="002e706c" officeooo:paragraph-rsid="002e706c" style:font-size-asian="11pt" style:font-size-complex="11pt"/>
    </style:style>
    <style:style style:name="P69" style:family="paragraph" style:parent-style-name="Table_20_Contents">
      <style:text-properties style:font-name="Tahomas" fo:font-size="11pt" officeooo:rsid="002e706c" officeooo:paragraph-rsid="002e862e" style:font-size-asian="11pt" style:font-size-complex="11pt"/>
    </style:style>
    <style:style style:name="P70" style:family="paragraph" style:parent-style-name="Table_20_Contents">
      <style:text-properties style:font-name="Tahomas" fo:font-size="11pt" officeooo:paragraph-rsid="002e862e" style:font-size-asian="11pt" style:font-size-complex="11pt"/>
    </style:style>
    <style:style style:name="P71" style:family="paragraph" style:parent-style-name="Table_20_Contents">
      <style:text-properties style:font-name="Tahomas" fo:font-size="11pt" fo:font-weight="bold" officeooo:rsid="001cd803" officeooo:paragraph-rsid="001cd803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style:font-name="Tahomas" fo:font-size="11pt" fo:font-weight="bold" officeooo:rsid="001cd803" officeooo:paragraph-rsid="001d4d82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style:font-name="Tahomas" fo:font-size="11pt" fo:font-weight="bold" officeooo:rsid="001cd803" officeooo:paragraph-rsid="001ec3f6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style:font-name="Tahomas" fo:font-size="11pt" fo:font-weight="bold" officeooo:rsid="001cd803" officeooo:paragraph-rsid="0023658b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style:font-name="Tahomas" fo:font-size="11pt" fo:font-weight="bold" officeooo:rsid="001cd803" officeooo:paragraph-rsid="0025f767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style:font-name="Tahomas" fo:font-size="11pt" fo:font-weight="bold" officeooo:rsid="001cd803" officeooo:paragraph-rsid="0028ef86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style:font-name="Tahomas" fo:font-size="11pt" fo:font-weight="bold" officeooo:rsid="001cd803" officeooo:paragraph-rsid="0029aa88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style:font-name="Tahomas" fo:font-size="11pt" fo:font-weight="bold" officeooo:rsid="001cd803" officeooo:paragraph-rsid="002b2d29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style:font-name="Tahomas" fo:font-size="11pt" fo:font-weight="bold" officeooo:rsid="001cd803" officeooo:paragraph-rsid="002b526b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style:font-name="Tahomas" fo:font-size="11pt" fo:font-weight="bold" officeooo:rsid="001cd803" officeooo:paragraph-rsid="002cd8b3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style:font-name="Tahomas" fo:font-size="11pt" fo:font-weight="bold" officeooo:rsid="001cd803" officeooo:paragraph-rsid="002e862e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style:font-name="Tahomas" fo:font-size="11pt" fo:font-weight="bold" officeooo:rsid="001ec3f6" officeooo:paragraph-rsid="001ec3f6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style:font-name="Tahomas" fo:font-size="11pt" fo:font-weight="bold" officeooo:rsid="0028ef86" officeooo:paragraph-rsid="0028ef86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style:font-name="Tahomas" fo:font-size="11pt" fo:font-weight="bold" officeooo:rsid="002b2d29" officeooo:paragraph-rsid="002b2d29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style:font-name="Tahomas" fo:font-size="11pt" fo:font-weight="bold" officeooo:rsid="002b2d29" officeooo:paragraph-rsid="002b526b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style:font-name="Tahomas" fo:font-size="11pt" fo:font-weight="bold" officeooo:rsid="002b2d29" officeooo:paragraph-rsid="002cd8b3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font-name="Tahomas" fo:font-size="11pt" fo:font-weight="bold" officeooo:rsid="002b2d29" officeooo:paragraph-rsid="002e862e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font-name="Tahomas" fo:font-size="11pt" fo:font-weight="bold" officeooo:rsid="002b526b" officeooo:paragraph-rsid="002b526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4d82" style:font-weight-asian="normal" style:font-weight-complex="normal"/>
    </style:style>
    <style:style style:name="T3" style:family="text">
      <style:text-properties fo:font-weight="normal" officeooo:rsid="001ec3f6" style:font-weight-asian="normal" style:font-weight-complex="normal"/>
    </style:style>
    <style:style style:name="T4" style:family="text">
      <style:text-properties fo:font-weight="normal" officeooo:rsid="0023658b" style:font-weight-asian="normal" style:font-weight-complex="normal"/>
    </style:style>
    <style:style style:name="T5" style:family="text">
      <style:text-properties fo:font-weight="normal" officeooo:rsid="00242689" style:font-weight-asian="normal" style:font-weight-complex="normal"/>
    </style:style>
    <style:style style:name="T6" style:family="text">
      <style:text-properties fo:font-weight="normal" officeooo:rsid="0028ef86" style:font-weight-asian="normal" style:font-weight-complex="normal"/>
    </style:style>
    <style:style style:name="T7" style:family="text">
      <style:text-properties fo:font-weight="normal" officeooo:rsid="0029aa88" style:font-weight-asian="normal" style:font-weight-complex="normal"/>
    </style:style>
    <style:style style:name="T8" style:family="text">
      <style:text-properties fo:font-weight="normal" officeooo:rsid="002b2d29" style:font-weight-asian="normal" style:font-weight-complex="normal"/>
    </style:style>
    <style:style style:name="T9" style:family="text">
      <style:text-properties fo:font-weight="normal" officeooo:rsid="002b526b" style:font-weight-asian="normal" style:font-weight-complex="normal"/>
    </style:style>
    <style:style style:name="T10" style:family="text">
      <style:text-properties fo:font-weight="normal" officeooo:rsid="002cd8b3" style:font-weight-asian="normal" style:font-weight-complex="normal"/>
    </style:style>
    <style:style style:name="T11" style:family="text">
      <style:text-properties fo:font-weight="normal" officeooo:rsid="002e862e" style:font-weight-asian="normal" style:font-weight-complex="normal"/>
    </style:style>
    <style:style style:name="T12" style:family="text">
      <style:text-properties style:font-name="Tahomas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Tahomas" fo:font-size="11pt" fo:font-weight="normal" officeooo:rsid="0028ef86" style:font-size-asian="11pt" style:font-weight-asian="normal" style:font-size-complex="11pt" style:font-weight-complex="normal"/>
    </style:style>
    <style:style style:name="T14" style:family="text">
      <style:text-properties style:font-name="Tahomas" fo:font-size="11pt" fo:font-weight="normal" officeooo:rsid="0029aa88" style:font-size-asian="11pt" style:font-weight-asian="normal" style:font-size-complex="11pt" style:font-weight-complex="normal"/>
    </style:style>
    <style:style style:name="T15" style:family="text">
      <style:text-properties style:font-name="Tahomas" fo:font-size="11pt" fo:font-weight="normal" officeooo:rsid="002b526b" style:font-size-asian="11pt" style:font-weight-asian="normal" style:font-size-complex="11pt" style:font-weight-complex="normal"/>
    </style:style>
    <style:style style:name="T16" style:family="text">
      <style:text-properties officeooo:rsid="0025f767"/>
    </style:style>
    <style:style style:name="T17" style:family="text">
      <style:text-properties officeooo:rsid="0028ef86"/>
    </style:style>
    <style:style style:name="T18" style:family="text">
      <style:text-properties officeooo:rsid="0029a5a3"/>
    </style:style>
    <style:style style:name="T19" style:family="text">
      <style:text-properties officeooo:rsid="002b2d29"/>
    </style:style>
    <style:style style:name="T20" style:family="text">
      <style:text-properties officeooo:rsid="002b526b"/>
    </style:style>
    <style:style style:name="T21" style:family="text">
      <style:text-properties officeooo:rsid="002cd8b3"/>
    </style:style>
    <style:style style:name="T22" style:family="text">
      <style:text-properties officeooo:rsid="002e706c"/>
    </style:style>
    <style:style style:name="T23" style:family="text">
      <style:text-properties officeooo:rsid="002e86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s de uso -</text:p>
      <text:p text:style-name="P6"/>
      <text:p text:style-name="P6">Nome do requisito: <text:span text:style-name="T1">Cadastro;</text:span></text:p>
      <text:p text:style-name="P6"><text:span text:style-name="T1"/></text:p>
      <text:p text:style-name="P6">Ator primário: <text:span text:style-name="T1">Usuário;</text:span></text:p>
      <text:p text:style-name="P6"><text:span text:style-name="T1"/></text:p>
      <text:p text:style-name="P6">Ator secundário: <text:span text:style-name="T1">Sistema;</text:span></text:p>
      <text:p text:style-name="P6"><text:span text:style-name="T1"/></text:p>
      <text:p text:style-name="P6">Objetivo: <text:span text:style-name="T1">Realizar cadastro de um novo usuário no sistema;</text:span></text:p>
      <text:p text:style-name="P6"/>
      <text:p text:style-name="P6">Precondições: <text:span text:style-name="T1">Nenhuma.</text:span></text:p>
      <text:p text:style-name="P6"><text:span text:style-name="T1"/></text:p>
      <text:p text:style-name="P6"><text:span text:style-name="T1"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71">FLUXO NORMAL</text:p>
          </table:table-cell>
          <table:table-cell table:style-name="Tabela2.B1" office:value-type="string">
            <text:p text:style-name="P42"/>
          </table:table-cell>
        </table:table-row>
        <table:table-row>
          <table:table-cell table:style-name="Tabela2.A2" office:value-type="string">
            <text:p text:style-name="P76">ATOR <text:span text:style-name="T17">PRINCIPAL</text:span></text:p>
          </table:table-cell>
          <table:table-cell table:style-name="Tabela2.B2" office:value-type="string">
            <text:p text:style-name="P71">SISTEMA</text:p>
          </table:table-cell>
        </table:table-row>
        <table:table-row>
          <table:table-cell table:style-name="Tabela2.A2" office:value-type="string">
            <text:p text:style-name="P43">1 – Usuário preenche todos os campos corretamente.</text:p>
            <text:p text:style-name="P42"/>
            <text:p text:style-name="P42"/>
            <text:p text:style-name="P42"/>
          </table:table-cell>
          <table:table-cell table:style-name="Tabela2.B2" office:value-type="string">
            <text:p text:style-name="P43">1 – Sistema valida os dados passados.</text:p>
          </table:table-cell>
        </table:table-row>
        <table:table-row>
          <table:table-cell table:style-name="Tabela2.A2" office:value-type="string">
            <text:p text:style-name="P43">2 – Usuário recebe uma mensagem de confirmação de cadastro na tela.</text:p>
          </table:table-cell>
          <table:table-cell table:style-name="Tabela2.B2" office:value-type="string">
            <text:p text:style-name="P43">2 – Confirma o cadastramento.</text:p>
          </table:table-cell>
        </table:table-row>
        <table:table-row>
          <table:table-cell table:style-name="Tabela2.A2" office:value-type="string">
            <text:p text:style-name="P42"/>
          </table:table-cell>
          <table:table-cell table:style-name="Tabela2.B2" office:value-type="string">
            <text:p text:style-name="P42"/>
          </table:table-cell>
        </table:table-row>
      </table:table>
      <text:p text:style-name="P6"/>
      <text:p text:style-name="P6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71">FLUXO ALTERNATIVO</text:p>
          </table:table-cell>
          <table:table-cell table:style-name="Tabela3.B1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76">ATOR <text:span text:style-name="T17">PRINCIPAL</text:span></text:p>
          </table:table-cell>
          <table:table-cell table:style-name="Tabela3.B2" office:value-type="string">
            <text:p text:style-name="P71">SISTEMA</text:p>
          </table:table-cell>
        </table:table-row>
        <table:table-row>
          <table:table-cell table:style-name="Tabela3.A2" office:value-type="string">
            <text:p text:style-name="P43">1 – Usuário preenche informações já existentes.</text:p>
          </table:table-cell>
          <table:table-cell table:style-name="Tabela3.B2" office:value-type="string">
            <text:p text:style-name="P43">1 – Sistema recusa a criação da conta, e gera uma mensagem de erro.</text:p>
          </table:table-cell>
        </table:table-row>
        <table:table-row>
          <table:table-cell table:style-name="Tabela3.A2" office:value-type="string">
            <text:p text:style-name="P43">2 – Usuário recebe mensagem. <text:s/>Corrige informações e volta ao fluxo normal.</text:p>
          </table:table-cell>
          <table:table-cell table:style-name="Tabela3.B2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42"/>
          </table:table-cell>
          <table:table-cell table:style-name="Tabela3.B2" office:value-type="string">
            <text:p text:style-name="P42"/>
          </table:table-cell>
        </table:table-row>
      </table:table>
      <text:p text:style-name="P2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ome do requisito: <text:span text:style-name="T2">Login;</text:span></text:p>
      <text:p text:style-name="P7"/>
      <text:p text:style-name="P7">Ator primário: <text:span text:style-name="T2">Usuário;</text:span></text:p>
      <text:p text:style-name="P7"/>
      <text:p text:style-name="P7">Ator secundário: <text:span text:style-name="T2">Sistema;</text:span></text:p>
      <text:p text:style-name="P7"/>
      <text:p text:style-name="P7">Objetivo: <text:span text:style-name="T2">Usuário deverá realizar o login;</text:span></text:p>
      <text:p text:style-name="P7"/>
      <text:p text:style-name="P7">Precondições: <text:span text:style-name="T2">O usuário precisa estar cadastrado.</text:span></text:p>
      <text:p text:style-name="P7"/>
      <text:p text:style-name="P7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72">FLUXO NORMAL</text:p>
          </table:table-cell>
          <table:table-cell table:style-name="Tabela4.B1" office:value-type="string">
            <text:p text:style-name="P44"/>
          </table:table-cell>
        </table:table-row>
        <table:table-row>
          <table:table-cell table:style-name="Tabela4.A2" office:value-type="string">
            <text:p text:style-name="P76">ATOR <text:span text:style-name="T17">PRINCIPAL</text:span></text:p>
          </table:table-cell>
          <table:table-cell table:style-name="Tabela4.B2" office:value-type="string">
            <text:p text:style-name="P72">SISTEMA</text:p>
          </table:table-cell>
        </table:table-row>
        <table:table-row>
          <table:table-cell table:style-name="Tabela4.A2" office:value-type="string">
            <text:p text:style-name="P45">1 – Usuário envia as informações necessárias para o login(email/nome de usuário e senha).</text:p>
          </table:table-cell>
          <table:table-cell table:style-name="Tabela4.B2" office:value-type="string">
            <text:p text:style-name="P45">1 – Sistema autentica as informações do usuário. Valida a entrada do usuário.</text:p>
          </table:table-cell>
        </table:table-row>
        <table:table-row>
          <table:table-cell table:style-name="Tabela4.A2" office:value-type="string">
            <text:p text:style-name="P45">2 – Usuário é redirecionado a página principal.</text:p>
          </table:table-cell>
          <table:table-cell table:style-name="Tabela4.B2" office:value-type="string">
            <text:p text:style-name="P44"/>
          </table:table-cell>
        </table:table-row>
        <table:table-row>
          <table:table-cell table:style-name="Tabela4.A2" office:value-type="string">
            <text:p text:style-name="P44"/>
          </table:table-cell>
          <table:table-cell table:style-name="Tabela4.B2" office:value-type="string">
            <text:p text:style-name="P44"/>
          </table:table-cell>
        </table:table-row>
      </table:table>
      <text:p text:style-name="Standard"/>
      <text:p text:style-name="Standard"/>
      <text:p text:style-name="P8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82">FLUXO ALTERNATIVO</text:p>
          </table:table-cell>
          <table:table-cell table:style-name="Tabela5.B1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76">ATOR <text:span text:style-name="T17">PRINCIPAL</text:span></text:p>
          </table:table-cell>
          <table:table-cell table:style-name="Tabela5.B2" office:value-type="string">
            <text:p text:style-name="P73">SISTEMA</text:p>
          </table:table-cell>
        </table:table-row>
        <table:table-row>
          <table:table-cell table:style-name="Tabela5.A2" office:value-type="string">
            <text:p text:style-name="P47">1 – Usuário informa dados errados.</text:p>
          </table:table-cell>
          <table:table-cell table:style-name="Tabela5.B2" office:value-type="string">
            <text:p text:style-name="P47">1 – Sistema emite um alerta ao usuário, informando o erro nos dados.</text:p>
          </table:table-cell>
        </table:table-row>
        <table:table-row>
          <table:table-cell table:style-name="Tabela5.A2" office:value-type="string">
            <text:p text:style-name="P47">2 – Usuário preenche os campos de forma correta. Volta ao fluxo normal.</text:p>
          </table:table-cell>
          <table:table-cell table:style-name="Tabela5.B2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B2" office:value-type="string">
            <text:p text:style-name="P46"/>
          </table:table-cell>
        </table:table-row>
      </table:table>
      <text:p text:style-name="P29"/>
      <text:p text:style-name="Standard"/>
      <text:p text:style-name="P5"/>
      <text:p text:style-name="P8">Nome do requisito: <text:span text:style-name="T3">Estatísticas;</text:span></text:p>
      <text:p text:style-name="P8"/>
      <text:p text:style-name="P8">Ator primário: <text:span text:style-name="T3">Sistema;</text:span></text:p>
      <text:p text:style-name="P8"/>
      <text:p text:style-name="P8">Ator secundário: <text:span text:style-name="T4">Usuário</text:span><text:span text:style-name="T3">;</text:span></text:p>
      <text:p text:style-name="P8"/>
      <text:p text:style-name="P8">Objetivo: <text:span text:style-name="T3">O sistema mostrará as estatísticas do usuário.</text:span></text:p>
      <text:p text:style-name="P8"/>
      <text:p text:style-name="P8">Precondições: <text:span text:style-name="T3">Estar cadastrado; ter efeituado o login;</text:span></text:p>
      <text:p text:style-name="P8"/>
      <text:p text:style-name="P8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73">FLUXO NORMAL</text:p>
          </table:table-cell>
          <table:table-cell table:style-name="Tabela6.B1" office:value-type="string">
            <text:p text:style-name="P46"/>
          </table:table-cell>
        </table:table-row>
        <table:table-row>
          <table:table-cell table:style-name="Tabela6.A2" office:value-type="string">
            <text:p text:style-name="P76">ATOR <text:span text:style-name="T17">PRINCIPAL</text:span></text:p>
          </table:table-cell>
          <table:table-cell table:style-name="Tabela6.B2" office:value-type="string">
            <text:p text:style-name="P73">SISTEMA</text:p>
          </table:table-cell>
        </table:table-row>
        <table:table-row>
          <table:table-cell table:style-name="Tabela6.A2" office:value-type="string">
            <text:p text:style-name="P50">1 – Usuário acessa as estatisticas.</text:p>
          </table:table-cell>
          <table:table-cell table:style-name="Tabela6.B2" office:value-type="string">
            <text:p text:style-name="P48">1 – Sistema mostras as estatisticas do usuário.</text:p>
          </table:table-cell>
        </table:table-row>
        <table:table-row>
          <table:table-cell table:style-name="Tabela6.A2" office:value-type="string">
            <text:p text:style-name="P46"/>
          </table:table-cell>
          <table:table-cell table:style-name="Tabela6.B2" office:value-type="string">
            <text:p text:style-name="P46"/>
          </table:table-cell>
        </table:table-row>
      </table:table>
      <text:p text:style-name="P29"/>
      <text:p text:style-name="P3"><text:soft-page-break/></text:p>
      <text:p text:style-name="P9">Nome do requisito: <text:span text:style-name="T4">Configuração de conta.</text:span></text:p>
      <text:p text:style-name="P9"/>
      <text:p text:style-name="P9">Ator primário: <text:span text:style-name="T5">Usuário;</text:span></text:p>
      <text:p text:style-name="P9"/>
      <text:p text:style-name="P9">Ator secundário: <text:span text:style-name="T5">Sistema;</text:span></text:p>
      <text:p text:style-name="P9"/>
      <text:p text:style-name="P9">Objetivo: <text:span text:style-name="T1"><text:s/></text:span><text:span text:style-name="T5">O usuário pode alterar informações de conta.</text:span></text:p>
      <text:p text:style-name="P9"/>
      <text:p text:style-name="P9">Precondições: <text:span text:style-name="T5">Estar cadastrado; estar logado; </text:span></text:p>
      <text:p text:style-name="P9"/>
      <text:p text:style-name="P9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74">FLUXO NORMAL</text:p>
          </table:table-cell>
          <table:table-cell table:style-name="Tabela7.B1" office:value-type="string">
            <text:p text:style-name="P49"/>
          </table:table-cell>
        </table:table-row>
        <table:table-row>
          <table:table-cell table:style-name="Tabela7.A2" office:value-type="string">
            <text:p text:style-name="P76">ATOR <text:span text:style-name="T17">PRINCIPAL</text:span></text:p>
          </table:table-cell>
          <table:table-cell table:style-name="Tabela7.B2" office:value-type="string">
            <text:p text:style-name="P74">SISTEMA</text:p>
          </table:table-cell>
        </table:table-row>
        <table:table-row>
          <table:table-cell table:style-name="Tabela7.A2" office:value-type="string">
            <text:p text:style-name="P51">1 – Usuário modifica as configurações do perfil.</text:p>
          </table:table-cell>
          <table:table-cell table:style-name="Tabela7.B2" office:value-type="string">
            <text:p text:style-name="P51">1 – Sistema emite alerta pedindo confirmação de alteração.</text:p>
          </table:table-cell>
        </table:table-row>
        <table:table-row>
          <table:table-cell table:style-name="Tabela7.A2" office:value-type="string">
            <text:p text:style-name="P51">2 – Usuário confirma.</text:p>
          </table:table-cell>
          <table:table-cell table:style-name="Tabela7.B2" office:value-type="string">
            <text:p text:style-name="P51">2 – Sistema salva as alterações.</text:p>
          </table:table-cell>
        </table:table-row>
        <table:table-row>
          <table:table-cell table:style-name="Tabela7.A2" office:value-type="string">
            <text:p text:style-name="P49"/>
          </table:table-cell>
          <table:table-cell table:style-name="Tabela7.B2" office:value-type="string">
            <text:p text:style-name="P49"/>
          </table:table-cell>
        </table:table-row>
      </table:table>
      <text:p text:style-name="Standard"/>
      <text:p text:style-name="P17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75">FLUXO <text:span text:style-name="T16">ALTERNATIVO</text:span></text:p>
          </table:table-cell>
          <table:table-cell table:style-name="Tabela8.B1" office:value-type="string">
            <text:p text:style-name="P59"/>
          </table:table-cell>
        </table:table-row>
        <table:table-row>
          <table:table-cell table:style-name="Tabela8.A2" office:value-type="string">
            <text:p text:style-name="P76">ATOR <text:span text:style-name="T17">PRINCIPAL</text:span></text:p>
          </table:table-cell>
          <table:table-cell table:style-name="Tabela8.B2" office:value-type="string">
            <text:p text:style-name="P75">SISTEMA</text:p>
          </table:table-cell>
        </table:table-row>
        <table:table-row>
          <table:table-cell table:style-name="Tabela8.A2" office:value-type="string">
            <text:p text:style-name="P52">1 – <text:span text:style-name="T16">Usuário faz o fluxo normal passo 1.</text:span></text:p>
          </table:table-cell>
          <table:table-cell table:style-name="Tabela8.B2" office:value-type="string">
            <text:p text:style-name="P52">1 – S<text:span text:style-name="T16">istema age igual ao fluxo 1 do passo 1.</text:span></text:p>
          </table:table-cell>
        </table:table-row>
        <table:table-row>
          <table:table-cell table:style-name="Tabela8.A2" office:value-type="string">
            <text:p text:style-name="P52">2 – Usuário <text:span text:style-name="T16">não confirma as alterações</text:span>.</text:p>
          </table:table-cell>
          <table:table-cell table:style-name="Tabela8.B2" office:value-type="string">
            <text:p text:style-name="P52">2 – Sistema <text:span text:style-name="T16">volta</text:span> as alterações.</text:p>
          </table:table-cell>
        </table:table-row>
        <table:table-row>
          <table:table-cell table:style-name="Tabela8.A2" office:value-type="string">
            <text:p text:style-name="P59"/>
          </table:table-cell>
          <table:table-cell table:style-name="Tabela8.B2" office:value-type="string">
            <text:p text:style-name="P59"/>
          </table:table-cell>
        </table:table-row>
      </table:table>
      <text:p text:style-name="P30"/>
      <text:p text:style-name="P17"/>
      <text:p text:style-name="P19"/>
      <text:p text:style-name="P19"/>
      <text:p text:style-name="P19"><text:line-break/><text:line-break/><text:line-break/></text:p>
      <text:p text:style-name="P40"><text:span text:style-name="T12">Nome do requisito: </text:span><text:span text:style-name="T13">Suporte ao usuário;</text:span></text:p>
      <text:p text:style-name="P10"/>
      <text:p text:style-name="P10">Ator primário: <text:span text:style-name="T5">Usuário;</text:span></text:p>
      <text:p text:style-name="P10"/>
      <text:p text:style-name="P10">Ator secundário: <text:span text:style-name="T7">Sistema</text:span><text:span text:style-name="T6">;</text:span></text:p>
      <text:p text:style-name="P16"><text:span text:style-name="T6"/></text:p>
      <text:p text:style-name="P16">Ator terciário: <text:span text:style-name="T1">Suporte;</text:span></text:p>
      <text:p text:style-name="P10"/>
      <text:p text:style-name="P10">Objetivo: <text:span text:style-name="T1"><text:s/></text:span><text:span text:style-name="T5">O usuário </text:span><text:span text:style-name="T6">envia um ‘ticket’ ao suporte.</text:span></text:p>
      <text:p text:style-name="P10"/>
      <text:p text:style-name="P10">Precondições: <text:span text:style-name="T5">Estar cadastrado; estar logado;</text:span></text:p>
      <text:p text:style-name="P10"/>
      <text:p text:style-name="P10"/>
      <table:table table:name="Tabela9" table:style-name="Tabela9">
        <table:table-column table:style-name="Tabela9.A" table:number-columns-repeated="2"/>
        <table:table-column table:style-name="Tabela9.C"/>
        <table:table-row>
          <table:table-cell table:style-name="Tabela9.A1" office:value-type="string">
            <text:p text:style-name="P76">FLUXO NORMAL</text:p>
          </table:table-cell>
          <table:table-cell table:style-name="Tabela9.A1" office:value-type="string">
            <text:p text:style-name="P60"/>
          </table:table-cell>
          <table:table-cell table:style-name="Tabela9.C1" office:value-type="string">
            <text:p text:style-name="P60"/>
          </table:table-cell>
        </table:table-row>
        <table:table-row>
          <table:table-cell table:style-name="Tabela9.A2" office:value-type="string">
            <text:p text:style-name="P76">ATOR <text:span text:style-name="T17">PRINCIPAL</text:span></text:p>
          </table:table-cell>
          <table:table-cell table:style-name="Tabela9.A2" office:value-type="string">
            <text:p text:style-name="P76">SISTEMA</text:p>
          </table:table-cell>
          <table:table-cell table:style-name="Tabela9.C2" office:value-type="string">
            <text:p text:style-name="P83">SUPORTE</text:p>
          </table:table-cell>
        </table:table-row>
        <table:table-row>
          <table:table-cell table:style-name="Tabela9.A2" office:value-type="string">
            <text:p text:style-name="P53">1 – <text:span text:style-name="T18">Usuário envia um ‘ticket’. O destinatário é o suporte(equipe técnica).</text:span></text:p>
          </table:table-cell>
          <table:table-cell table:style-name="Tabela9.A2" office:value-type="string">
            <text:p text:style-name="P53">1 – <text:span text:style-name="T18">O sistema verifica os dados preenchidos para envio. Sistema confirma o envio.</text:span></text:p>
          </table:table-cell>
          <table:table-cell table:style-name="Tabela9.C2" office:value-type="string">
            <text:p text:style-name="P61">1 – Suporte recebe a mensagem e responde.</text:p>
          </table:table-cell>
        </table:table-row>
        <table:table-row>
          <table:table-cell table:style-name="Tabela9.A2" office:value-type="string">
            <text:p text:style-name="P60"/>
          </table:table-cell>
          <table:table-cell table:style-name="Tabela9.A2" office:value-type="string">
            <text:p text:style-name="P60"/>
          </table:table-cell>
          <table:table-cell table:style-name="Tabela9.C2" office:value-type="string">
            <text:p text:style-name="P60"/>
          </table:table-cell>
        </table:table-row>
      </table:table>
      <text:p text:style-name="P18"/>
      <text:p text:style-name="P18"/>
      <table:table table:name="Tabela10" table:style-name="Tabela10">
        <table:table-column table:style-name="Tabela10.A" table:number-columns-repeated="2"/>
        <table:table-column table:style-name="Tabela10.C"/>
        <table:table-row>
          <table:table-cell table:style-name="Tabela10.A1" office:value-type="string">
            <text:p text:style-name="P76">FLUXO <text:span text:style-name="T16">ALTERNATIVO</text:span></text:p>
          </table:table-cell>
          <table:table-cell table:style-name="Tabela10.A1" office:value-type="string">
            <text:p text:style-name="P60"/>
          </table:table-cell>
          <table:table-cell table:style-name="Tabela10.C1" office:value-type="string">
            <text:p text:style-name="P60"/>
          </table:table-cell>
        </table:table-row>
        <table:table-row>
          <table:table-cell table:style-name="Tabela10.A2" office:value-type="string">
            <text:p text:style-name="P76">ATOR <text:span text:style-name="T18">PRINCIPAL</text:span></text:p>
          </table:table-cell>
          <table:table-cell table:style-name="Tabela10.A2" office:value-type="string">
            <text:p text:style-name="P76">SISTEMA</text:p>
          </table:table-cell>
          <table:table-cell table:style-name="Tabela10.C2" office:value-type="string">
            <text:p text:style-name="P76"><text:s/><text:span text:style-name="T18">SUPORTE</text:span></text:p>
          </table:table-cell>
        </table:table-row>
        <table:table-row>
          <table:table-cell table:style-name="Tabela10.A2" office:value-type="string">
            <text:p text:style-name="P53">1 – <text:span text:style-name="T18">Usuário preenche informações erradas.</text:span></text:p>
          </table:table-cell>
          <table:table-cell table:style-name="Tabela10.A2" office:value-type="string">
            <text:p text:style-name="P53">1 – S<text:span text:style-name="T18">istema alerta informações erradas, e solicita que sejam corrigidas.</text:span></text:p>
          </table:table-cell>
          <table:table-cell table:style-name="Tabela10.C2" office:value-type="string">
            <text:p text:style-name="P61"/>
            <text:p text:style-name="P61">PS: Não chega ao suporte.</text:p>
            <text:p text:style-name="P61"/>
          </table:table-cell>
        </table:table-row>
        <table:table-row>
          <table:table-cell table:style-name="Tabela10.A2" office:value-type="string">
            <text:p text:style-name="P53">2 – Usuário <text:span text:style-name="T18">corrige informações.</text:span></text:p>
          </table:table-cell>
          <table:table-cell table:style-name="Tabela10.A2" office:value-type="string">
            <text:p text:style-name="P53">2 – <text:span text:style-name="T18">Sistema segue o fluxo normal, passo 1.</text:span></text:p>
          </table:table-cell>
          <table:table-cell table:style-name="Tabela10.C2" office:value-type="string">
            <text:p text:style-name="P61">2 – Suporte segue o fluxo normal, passo 1.</text:p>
          </table:table-cell>
        </table:table-row>
        <table:table-row>
          <table:table-cell table:style-name="Tabela10.A2" office:value-type="string">
            <text:p text:style-name="P60"/>
          </table:table-cell>
          <table:table-cell table:style-name="Tabela10.A2" office:value-type="string">
            <text:p text:style-name="P60"/>
          </table:table-cell>
          <table:table-cell table:style-name="Tabela10.C2" office:value-type="string">
            <text:p text:style-name="P60"/>
          </table:table-cell>
        </table:table-row>
      </table:table>
      <text:p text:style-name="P34"/>
      <text:p text:style-name="P20"/>
      <text:p text:style-name="P1"><text:span text:style-name="T12">Nome do requisito: </text:span><text:span text:style-name="T14">Perfil</text:span><text:span text:style-name="T13">;</text:span></text:p>
      <text:p text:style-name="P11"/>
      <text:p text:style-name="P11">Ator primário: <text:span text:style-name="T7">Usuário</text:span><text:span text:style-name="T5">;</text:span></text:p>
      <text:p text:style-name="P11"/>
      <text:p text:style-name="P11">Ator secundário: <text:span text:style-name="T7">Sistema</text:span><text:span text:style-name="T6">;</text:span></text:p>
      <text:p text:style-name="P11"/>
      <text:p text:style-name="P11">Objetivo: <text:span text:style-name="T1"><text:s/></text:span><text:span text:style-name="T7">O usuário poderá ver informações pessoais.</text:span></text:p>
      <text:p text:style-name="P11"/>
      <text:p text:style-name="P11">Precondições: <text:span text:style-name="T5">Estar cadastrado; estar logado.</text:span></text:p>
      <text:p text:style-name="P11"/>
      <text:p text:style-name="P1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7">FLUXO NORMAL</text:p>
          </table:table-cell>
          <table:table-cell table:style-name="Tabela11.B1" office:value-type="string">
            <text:p text:style-name="P62"/>
          </table:table-cell>
        </table:table-row>
        <table:table-row>
          <table:table-cell table:style-name="Tabela11.A2" office:value-type="string">
            <text:p text:style-name="P77">ATOR <text:span text:style-name="T17">PRINCIPAL</text:span></text:p>
          </table:table-cell>
          <table:table-cell table:style-name="Tabela11.B2" office:value-type="string">
            <text:p text:style-name="P77">SISTEMA</text:p>
          </table:table-cell>
        </table:table-row>
        <table:table-row>
          <table:table-cell table:style-name="Tabela11.A2" office:value-type="string">
            <text:p text:style-name="P54">1 – <text:span text:style-name="T18">Usuário ‘solicita’ ver as informações do seu perfil.</text:span></text:p>
          </table:table-cell>
          <table:table-cell table:style-name="Tabela11.B2" office:value-type="string">
            <text:p text:style-name="P54">1 – <text:span text:style-name="T18">O sistema mostra as informações como, estatísicas, configuração de conta, suporte.</text:span></text:p>
          </table:table-cell>
        </table:table-row>
        <table:table-row>
          <table:table-cell table:style-name="Tabela11.A2" office:value-type="string">
            <text:p text:style-name="P62"/>
          </table:table-cell>
          <table:table-cell table:style-name="Tabela11.B2" office:value-type="string">
            <text:p text:style-name="P62"/>
          </table:table-cell>
        </table:table-row>
      </table:table>
      <text:p text:style-name="P31"/>
      <text:p text:style-name="P23"><text:soft-page-break/></text:p>
      <text:p text:style-name="P12">Nome do requisito: <text:span text:style-name="T8">Ranking</text:span><text:span text:style-name="T6">;</text:span></text:p>
      <text:p text:style-name="P12"/>
      <text:p text:style-name="P12">Ator primário: <text:span text:style-name="T8">Usuário</text:span><text:span text:style-name="T5">;</text:span></text:p>
      <text:p text:style-name="P12"/>
      <text:p text:style-name="P12">Ator secundário: <text:span text:style-name="T8">Sistema</text:span><text:span text:style-name="T6">;</text:span></text:p>
      <text:p text:style-name="P12"/>
      <text:p text:style-name="P12">Objetivo: <text:span text:style-name="T1"><text:s/></text:span><text:span text:style-name="T8">O sistema deverá mostrar ao usuário o ranking e sua localização no mesmo</text:span><text:span text:style-name="T6">.</text:span></text:p>
      <text:p text:style-name="P12"/>
      <text:p text:style-name="P12">Precondições: <text:span text:style-name="T5">Estar cadastrado; estar logado;</text:span></text:p>
      <text:p text:style-name="P12"/>
      <text:p text:style-name="P1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8">FLUXO NORMAL</text:p>
          </table:table-cell>
          <table:table-cell table:style-name="Tabela12.B1" office:value-type="string">
            <text:p text:style-name="P63"/>
          </table:table-cell>
        </table:table-row>
        <table:table-row>
          <table:table-cell table:style-name="Tabela12.A2" office:value-type="string">
            <text:p text:style-name="P78">ATOR <text:span text:style-name="T17">PRINCIPAL</text:span></text:p>
          </table:table-cell>
          <table:table-cell table:style-name="Tabela12.B2" office:value-type="string">
            <text:p text:style-name="P84">SISTEMA</text:p>
          </table:table-cell>
        </table:table-row>
        <table:table-row>
          <table:table-cell table:style-name="Tabela12.A2" office:value-type="string">
            <text:p text:style-name="P55">1 – <text:span text:style-name="T19">Usuario ‘solicita’ ver o ranking.</text:span></text:p>
          </table:table-cell>
          <table:table-cell table:style-name="Tabela12.B2" office:value-type="string">
            <text:p text:style-name="P55">1 – <text:span text:style-name="T19">Sistema mostra todas as informações disponíveis para o usuário</text:span>.</text:p>
          </table:table-cell>
        </table:table-row>
        <table:table-row>
          <table:table-cell table:style-name="Tabela12.A2" office:value-type="string">
            <text:p text:style-name="P63"/>
          </table:table-cell>
          <table:table-cell table:style-name="Tabela12.B2" office:value-type="string">
            <text:p text:style-name="P63"/>
          </table:table-cell>
        </table:table-row>
      </table:table>
      <text:p text:style-name="P35"/>
      <text:p text:style-name="P21"/>
      <text:p text:style-name="P21"/>
      <text:p text:style-name="P13">Nome do requisito: <text:span text:style-name="T7">Perfil</text:span><text:span text:style-name="T6">;</text:span></text:p>
      <text:p text:style-name="P13"/>
      <text:p text:style-name="P13">Ator primário: <text:span text:style-name="T7">Usuário</text:span><text:span text:style-name="T5">;</text:span></text:p>
      <text:p text:style-name="P13"/>
      <text:p text:style-name="P13">Ator secundário: <text:span text:style-name="T7">Sistema</text:span><text:span text:style-name="T6">;</text:span></text:p>
      <text:p text:style-name="P13"/>
      <text:p text:style-name="P13">Objetivo: <text:span text:style-name="T1"><text:s/></text:span><text:span text:style-name="T7">O usuário poderá ver informações pessoais.</text:span></text:p>
      <text:p text:style-name="P13"/>
      <text:p text:style-name="P13">Precondições: <text:span text:style-name="T5">Estar cadastrado; estar logado.</text:span></text:p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9">FLUXO NORMAL</text:p>
          </table:table-cell>
          <table:table-cell table:style-name="Tabela13.B1" office:value-type="string">
            <text:p text:style-name="P64"/>
          </table:table-cell>
        </table:table-row>
        <table:table-row>
          <table:table-cell table:style-name="Tabela13.A2" office:value-type="string">
            <text:p text:style-name="P79">ATOR <text:span text:style-name="T17">PRINCIPAL</text:span></text:p>
          </table:table-cell>
          <table:table-cell table:style-name="Tabela13.B2" office:value-type="string">
            <text:p text:style-name="P79">SISTEMA</text:p>
          </table:table-cell>
        </table:table-row>
        <table:table-row>
          <table:table-cell table:style-name="Tabela13.A2" office:value-type="string">
            <text:p text:style-name="P56">1 – <text:span text:style-name="T18">Usuário ‘solicita’ ver as informações do seu perfil.</text:span></text:p>
          </table:table-cell>
          <table:table-cell table:style-name="Tabela13.B2" office:value-type="string">
            <text:p text:style-name="P56">1 – <text:span text:style-name="T18">O sistema mostra as informações como, estatísicas, configuração de conta, suporte.</text:span></text:p>
          </table:table-cell>
        </table:table-row>
        <table:table-row>
          <table:table-cell table:style-name="Tabela13.A2" office:value-type="string">
            <text:p text:style-name="P64"/>
          </table:table-cell>
          <table:table-cell table:style-name="Tabela13.B2" office:value-type="string">
            <text:p text:style-name="P64"/>
          </table:table-cell>
        </table:table-row>
      </table:table>
      <text:p text:style-name="P32"/>
      <text:p text:style-name="P24"/>
      <text:p text:style-name="P13"/>
      <text:p text:style-name="P37">Nome do requisito: <text:span text:style-name="T8">Ranking</text:span><text:span text:style-name="T6">;</text:span></text:p>
      <text:p text:style-name="P13"/>
      <text:p text:style-name="P13">Ator primário: <text:span text:style-name="T8">Usuário</text:span><text:span text:style-name="T5">;</text:span></text:p>
      <text:p text:style-name="P13"/>
      <text:p text:style-name="P13">Ator secundário: <text:span text:style-name="T8">Sistema</text:span><text:span text:style-name="T6">;</text:span></text:p>
      <text:p text:style-name="P13"/>
      <text:p text:style-name="P13">Objetivo: <text:span text:style-name="T1"><text:s/></text:span><text:span text:style-name="T8">O sistema deverá mostrar ao usuário o ranking e sua localização no mesmo</text:span><text:span text:style-name="T6">.</text:span></text:p>
      <text:p text:style-name="P13"/>
      <text:p text:style-name="P13">Precondições: <text:span text:style-name="T5">Estar cadastrado; estar logado;</text:span></text:p>
      <text:p text:style-name="P13"/>
      <text:p text:style-name="P1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9">FLUXO NORMAL</text:p>
          </table:table-cell>
          <table:table-cell table:style-name="Tabela14.B1" office:value-type="string">
            <text:p text:style-name="P64"/>
          </table:table-cell>
        </table:table-row>
        <table:table-row>
          <table:table-cell table:style-name="Tabela14.A2" office:value-type="string">
            <text:p text:style-name="P79">ATOR <text:span text:style-name="T17">PRINCIPAL</text:span></text:p>
          </table:table-cell>
          <table:table-cell table:style-name="Tabela14.B2" office:value-type="string">
            <text:p text:style-name="P85">SISTEMA</text:p>
          </table:table-cell>
        </table:table-row>
        <table:table-row>
          <table:table-cell table:style-name="Tabela14.A2" office:value-type="string">
            <text:p text:style-name="P56">1 – <text:span text:style-name="T19">Usuario ‘solicita’ ver o ranking.</text:span></text:p>
          </table:table-cell>
          <table:table-cell table:style-name="Tabela14.B2" office:value-type="string">
            <text:p text:style-name="P56">1 – <text:span text:style-name="T19">Sistema mostra todas as informações disponíveis para o usuário</text:span>.</text:p>
          </table:table-cell>
        </table:table-row>
        <table:table-row>
          <table:table-cell table:style-name="Tabela14.A2" office:value-type="string">
            <text:p text:style-name="P64"/>
          </table:table-cell>
          <table:table-cell table:style-name="Tabela14.B2" office:value-type="string">
            <text:p text:style-name="P64"/>
          </table:table-cell>
        </table:table-row>
      </table:table>
      <text:p text:style-name="P36"/>
      <text:p text:style-name="P22"/>
      <text:p text:style-name="P2"><text:span text:style-name="T12">Nome do requisito: </text:span><text:span text:style-name="T15">Campeonatos</text:span><text:span text:style-name="T13">;</text:span></text:p>
      <text:p text:style-name="P13"/>
      <text:p text:style-name="P13">Ator primário: <text:span text:style-name="T9">Usuário</text:span><text:span text:style-name="T5">;</text:span></text:p>
      <text:p text:style-name="P13"/>
      <text:p text:style-name="P13">Ator secundário: <text:span text:style-name="T9">Sistema</text:span><text:span text:style-name="T6">;</text:span></text:p>
      <text:p text:style-name="P13"/>
      <text:p text:style-name="P13">Objetivo: <text:span text:style-name="T1"><text:s/></text:span><text:span text:style-name="T8">O sistema deverá mostrar ao usuário </text:span><text:span text:style-name="T9">todos os campeonatos que se pode fazer apostas.</text:span></text:p>
      <text:p text:style-name="P13"/>
      <text:p text:style-name="P13">Precondições: <text:span text:style-name="T5">Estar cadastrado; estar logado;</text:span></text:p>
      <text:p text:style-name="P13"/>
      <text:p text:style-name="P1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9">FLUXO NORMAL</text:p>
          </table:table-cell>
          <table:table-cell table:style-name="Tabela15.B1" office:value-type="string">
            <text:p text:style-name="P64"/>
          </table:table-cell>
        </table:table-row>
        <table:table-row>
          <table:table-cell table:style-name="Tabela15.A2" office:value-type="string">
            <text:p text:style-name="P79">ATOR <text:span text:style-name="T17">PRINCIPAL</text:span></text:p>
          </table:table-cell>
          <table:table-cell table:style-name="Tabela15.B2" office:value-type="string">
            <text:p text:style-name="P88">SISTEMA</text:p>
          </table:table-cell>
        </table:table-row>
        <table:table-row>
          <table:table-cell table:style-name="Tabela15.A2" office:value-type="string">
            <text:p text:style-name="P57">1 – <text:span text:style-name="T9">Usuário</text:span><text:span text:style-name="T19"> ‘solicita’ ver os campeonatos.</text:span></text:p>
          </table:table-cell>
          <table:table-cell table:style-name="Tabela15.B2" office:value-type="string">
            <text:p text:style-name="P56">1 – <text:span text:style-name="T20">A solicitação faz com que o sistema carregue todos os campeonatos disponíveis.</text:span></text:p>
          </table:table-cell>
        </table:table-row>
        <table:table-row>
          <table:table-cell table:style-name="Tabela15.A2" office:value-type="string">
            <text:p text:style-name="P64"/>
          </table:table-cell>
          <table:table-cell table:style-name="Tabela15.B2" office:value-type="string">
            <text:p text:style-name="P64"/>
          </table:table-cell>
        </table:table-row>
      </table:table>
      <text:p text:style-name="P29"/>
      <text:p text:style-name="Standard"/>
      <text:p text:style-name="P14"/>
      <text:p text:style-name="P38">Nome do requisito: <text:span text:style-name="T10">Aposta Simples</text:span><text:span text:style-name="T6">;</text:span></text:p>
      <text:p text:style-name="P14"/>
      <text:p text:style-name="P14">Ator primário: <text:span text:style-name="T8">Usuário</text:span><text:span text:style-name="T5">;</text:span></text:p>
      <text:p text:style-name="P14"/>
      <text:p text:style-name="P14">Ator secundário: <text:span text:style-name="T8">Sistema</text:span><text:span text:style-name="T6">;</text:span></text:p>
      <text:p text:style-name="P14"/>
      <text:p text:style-name="P14">Objetivo: <text:span text:style-name="T1"><text:s/></text:span><text:span text:style-name="T10">O <text:s/>u</text:span><text:span text:style-name="T9">suário </text:span><text:span text:style-name="T10">poderá escolher em qual time deverá apostar. Essa escolha será sua aposta.</text:span></text:p>
      <text:p text:style-name="P14"/>
      <text:p text:style-name="P14">Precondições: <text:span text:style-name="T5">Estar cadastrado; estar logado;</text:span></text:p>
      <text:p text:style-name="P14"/>
      <text:p text:style-name="P14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80">FLUXO NORMAL</text:p>
          </table:table-cell>
          <table:table-cell table:style-name="Tabela16.B1" office:value-type="string">
            <text:p text:style-name="P65"/>
          </table:table-cell>
        </table:table-row>
        <table:table-row>
          <table:table-cell table:style-name="Tabela16.A2" office:value-type="string">
            <text:p text:style-name="P80">ATOR <text:span text:style-name="T17">PRINCIPAL</text:span></text:p>
          </table:table-cell>
          <table:table-cell table:style-name="Tabela16.B2" office:value-type="string">
            <text:p text:style-name="P86">SISTEMA</text:p>
          </table:table-cell>
        </table:table-row>
        <table:table-row>
          <table:table-cell table:style-name="Tabela16.A2" office:value-type="string">
            <text:p text:style-name="P57">1 – <text:span text:style-name="T9">Usuário</text:span><text:span text:style-name="T19"> ‘solicita’ fazer aposta.</text:span></text:p>
          </table:table-cell>
          <table:table-cell table:style-name="Tabela16.B2" office:value-type="string">
            <text:p text:style-name="P57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16.A2" office:value-type="string">
            <text:p text:style-name="P66">2 – Usuário escolhe em quem deseja apostar.</text:p>
          </table:table-cell>
          <table:table-cell table:style-name="Tabela16.B2" office:value-type="string">
            <text:p text:style-name="P66">2 – Sistema enviar mensagem de confirmação de escolha.</text:p>
          </table:table-cell>
        </table:table-row>
        <table:table-row>
          <table:table-cell table:style-name="Tabela16.A2" office:value-type="string">
            <text:p text:style-name="P66">3 – Usuário confirma.</text:p>
          </table:table-cell>
          <table:table-cell table:style-name="Tabela16.B2" office:value-type="string">
            <text:p text:style-name="P66">3 – Sistema salva a aposta.</text:p>
          </table:table-cell>
        </table:table-row>
      </table:table>
      <text:p text:style-name="Standard"/>
      <text:p text:style-name="P2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81">FLUXO <text:span text:style-name="T21">ALTERNATIVO</text:span></text:p>
          </table:table-cell>
          <table:table-cell table:style-name="Tabela21.B1" office:value-type="string">
            <text:p text:style-name="P70"/>
          </table:table-cell>
        </table:table-row>
        <table:table-row>
          <table:table-cell table:style-name="Tabela21.A2" office:value-type="string">
            <text:p text:style-name="P81">ATOR <text:span text:style-name="T17">PRINCIPAL</text:span></text:p>
          </table:table-cell>
          <table:table-cell table:style-name="Tabela21.B2" office:value-type="string">
            <text:p text:style-name="P87">SISTEMA</text:p>
          </table:table-cell>
        </table:table-row>
        <table:table-row>
          <table:table-cell table:style-name="Tabela21.A2" office:value-type="string">
            <text:p text:style-name="P58">1 – <text:span text:style-name="T9">Usuário</text:span><text:span text:style-name="T19"> ‘solicita’ fazer aposta.</text:span></text:p>
          </table:table-cell>
          <table:table-cell table:style-name="Tabela21.B2" office:value-type="string">
            <text:p text:style-name="P58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21.A2" office:value-type="string">
            <text:p text:style-name="P67">2 – Usuário <text:span text:style-name="T23">esquece de selecionar algum campo.</text:span></text:p>
          </table:table-cell>
          <table:table-cell table:style-name="Tabela21.B2" office:value-type="string">
            <text:p text:style-name="P67">2 – Sistema enviar mensagem <text:span text:style-name="T23">de falta de campo escolhido.</text:span></text:p>
          </table:table-cell>
        </table:table-row>
        <table:table-row>
          <table:table-cell table:style-name="Tabela21.A2" office:value-type="string">
            <text:p text:style-name="P67">3 – <text:span text:style-name="T23">Retornar ao fluxo normal, passo 2</text:span>.</text:p>
          </table:table-cell>
          <table:table-cell table:style-name="Tabela21.B2" office:value-type="string">
            <text:p text:style-name="P67"/>
          </table:table-cell>
        </table:table-row>
      </table:table>
      <text:p text:style-name="P2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80">FLUXO <text:span text:style-name="T21">ALTERNATIVO</text:span></text:p>
          </table:table-cell>
          <table:table-cell table:style-name="Tabela17.B1" office:value-type="string">
            <text:p text:style-name="P65"/>
          </table:table-cell>
        </table:table-row>
        <table:table-row>
          <table:table-cell table:style-name="Tabela17.A2" office:value-type="string">
            <text:p text:style-name="P80">ATOR <text:span text:style-name="T17">PRINCIPAL</text:span></text:p>
          </table:table-cell>
          <table:table-cell table:style-name="Tabela17.B2" office:value-type="string">
            <text:p text:style-name="P86">SISTEMA</text:p>
          </table:table-cell>
        </table:table-row>
        <table:table-row>
          <table:table-cell table:style-name="Tabela17.A2" office:value-type="string">
            <text:p text:style-name="P57">1 – <text:span text:style-name="T9">Usuário</text:span><text:span text:style-name="T19"> ‘solicita’ fazer aposta.</text:span></text:p>
          </table:table-cell>
          <table:table-cell table:style-name="Tabela17.B2" office:value-type="string">
            <text:p text:style-name="P57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17.A2" office:value-type="string">
            <text:p text:style-name="P66">2 – Usuário escolhe em quem deseja apostar.</text:p>
          </table:table-cell>
          <table:table-cell table:style-name="Tabela17.B2" office:value-type="string">
            <text:p text:style-name="P66">2 – Sistema enviar mensagem de confirmação de escolha.</text:p>
          </table:table-cell>
        </table:table-row>
        <table:table-row>
          <table:table-cell table:style-name="Tabela17.A2" office:value-type="string">
            <text:p text:style-name="P66">3 – Usuário <text:span text:style-name="T22">cancela</text:span>.</text:p>
          </table:table-cell>
          <table:table-cell table:style-name="Tabela17.B2" office:value-type="string">
            <text:p text:style-name="P66">3 – <text:span text:style-name="T22">Sistema continua nas opções de escolha.</text:span></text:p>
          </table:table-cell>
        </table:table-row>
        <table:table-row>
          <table:table-cell table:style-name="Tabela17.A2" office:value-type="string">
            <text:p text:style-name="P68">4 – Volta ao fluxo normal, passo 2.</text:p>
          </table:table-cell>
          <table:table-cell table:style-name="Tabela17.B2" office:value-type="string">
            <text:p text:style-name="P66"/>
          </table:table-cell>
        </table:table-row>
      </table:table>
      <text:p text:style-name="P33"/>
      <text:p text:style-name="P25"/>
      <text:p text:style-name="P15"/>
      <text:p text:style-name="P39">Nome do requisito: <text:span text:style-name="T10">Aposta </text:span><text:span text:style-name="T11">Complexa</text:span><text:span text:style-name="T6">;</text:span></text:p>
      <text:p text:style-name="P15"/>
      <text:p text:style-name="P15">Ator primário: <text:span text:style-name="T8">Usuário</text:span><text:span text:style-name="T5">;</text:span></text:p>
      <text:p text:style-name="P15"/>
      <text:p text:style-name="P15">Ator secundário: <text:span text:style-name="T8">Sistema</text:span><text:span text:style-name="T6">;</text:span></text:p>
      <text:p text:style-name="P15"/>
      <text:p text:style-name="P15">Objetivo: <text:span text:style-name="T1"><text:s/></text:span><text:span text:style-name="T10">O <text:s/>u</text:span><text:span text:style-name="T9">suário </text:span><text:span text:style-name="T10">poderá escolher </text:span><text:span text:style-name="T11">o melhor e o pior, time e jogador da etapa do campeonato.</text:span></text:p>
      <text:p text:style-name="P15"/>
      <text:p text:style-name="P15">Precondições: <text:span text:style-name="T5">Estar cadastrado; estar logado; </text:span><text:span text:style-name="T11">estar no campo de apostas;</text:span></text:p>
      <text:p text:style-name="P15"/>
      <text:p text:style-name="P15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81">FLUXO NORMAL</text:p>
          </table:table-cell>
          <table:table-cell table:style-name="Tabela18.B1" office:value-type="string">
            <text:p text:style-name="P70"/>
          </table:table-cell>
        </table:table-row>
        <table:table-row>
          <table:table-cell table:style-name="Tabela18.A2" office:value-type="string">
            <text:p text:style-name="P81">ATOR <text:span text:style-name="T17">PRINCIPAL</text:span></text:p>
          </table:table-cell>
          <table:table-cell table:style-name="Tabela18.B2" office:value-type="string">
            <text:p text:style-name="P87">SISTEMA</text:p>
          </table:table-cell>
        </table:table-row>
        <table:table-row>
          <table:table-cell table:style-name="Tabela18.A2" office:value-type="string">
            <text:p text:style-name="P58">1 – <text:span text:style-name="T9">Usuário</text:span><text:span text:style-name="T19"> ‘solicita’ fazer aposta.</text:span></text:p>
          </table:table-cell>
          <table:table-cell table:style-name="Tabela18.B2" office:value-type="string">
            <text:p text:style-name="P58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18.A2" office:value-type="string">
            <text:p text:style-name="P67">2 – Usuário escolhe <text:span text:style-name="T23">o melhor e pior time e jogador.</text:span></text:p>
          </table:table-cell>
          <table:table-cell table:style-name="Tabela18.B2" office:value-type="string">
            <text:p text:style-name="P67">2 – Sistema enviar mensagem de confirmação de escolha.</text:p>
          </table:table-cell>
        </table:table-row>
        <table:table-row>
          <table:table-cell table:style-name="Tabela18.A2" office:value-type="string">
            <text:p text:style-name="P67">3 – Usuário confirma.</text:p>
          </table:table-cell>
          <table:table-cell table:style-name="Tabela18.B2" office:value-type="string">
            <text:p text:style-name="P67">3 – Sistema salva a aposta.</text:p>
          </table:table-cell>
        </table:table-row>
      </table:table>
      <text:p text:style-name="P26"/>
      <text:p text:style-name="P26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81">FLUXO <text:span text:style-name="T21">ALTERNATIVO</text:span></text:p>
          </table:table-cell>
          <table:table-cell table:style-name="Tabela19.B1" office:value-type="string">
            <text:p text:style-name="P70"/>
          </table:table-cell>
        </table:table-row>
        <table:table-row>
          <table:table-cell table:style-name="Tabela19.A2" office:value-type="string">
            <text:p text:style-name="P81">ATOR <text:span text:style-name="T17">PRINCIPAL</text:span></text:p>
          </table:table-cell>
          <table:table-cell table:style-name="Tabela19.B2" office:value-type="string">
            <text:p text:style-name="P87">SISTEMA</text:p>
          </table:table-cell>
        </table:table-row>
        <table:table-row>
          <table:table-cell table:style-name="Tabela19.A2" office:value-type="string">
            <text:p text:style-name="P58">1 – <text:span text:style-name="T9">Usuário</text:span><text:span text:style-name="T19"> ‘solicita’ fazer aposta.</text:span></text:p>
          </table:table-cell>
          <table:table-cell table:style-name="Tabela19.B2" office:value-type="string">
            <text:p text:style-name="P58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19.A2" office:value-type="string">
            <text:p text:style-name="P67">2 – Usuário escolhe em quem deseja apostar.</text:p>
          </table:table-cell>
          <table:table-cell table:style-name="Tabela19.B2" office:value-type="string">
            <text:p text:style-name="P67">2 – Sistema enviar mensagem de confirmação de escolha.</text:p>
          </table:table-cell>
        </table:table-row>
        <table:table-row>
          <table:table-cell table:style-name="Tabela19.A2" office:value-type="string">
            <text:p text:style-name="P67">3 – Usuário <text:span text:style-name="T22">cancela</text:span>.</text:p>
          </table:table-cell>
          <table:table-cell table:style-name="Tabela19.B2" office:value-type="string">
            <text:p text:style-name="P67">3 – <text:span text:style-name="T22">Sistema continua nas opções de escolha.</text:span></text:p>
          </table:table-cell>
        </table:table-row>
        <table:table-row>
          <table:table-cell table:style-name="Tabela19.A2" office:value-type="string">
            <text:p text:style-name="P69">4 – Volta ao fluxo normal, passo 2.</text:p>
          </table:table-cell>
          <table:table-cell table:style-name="Tabela19.B2" office:value-type="string">
            <text:p text:style-name="P67"/>
          </table:table-cell>
        </table:table-row>
      </table:table>
      <text:p text:style-name="P26"/>
      <text:p text:style-name="P26"/>
      <text:p text:style-name="P2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1">FLUXO <text:span text:style-name="T21">ALTERNATIVO</text:span></text:p>
          </table:table-cell>
          <table:table-cell table:style-name="Tabela20.B1" office:value-type="string">
            <text:p text:style-name="P70"/>
          </table:table-cell>
        </table:table-row>
        <table:table-row>
          <table:table-cell table:style-name="Tabela20.A2" office:value-type="string">
            <text:p text:style-name="P81">ATOR <text:span text:style-name="T17">PRINCIPAL</text:span></text:p>
          </table:table-cell>
          <table:table-cell table:style-name="Tabela20.B2" office:value-type="string">
            <text:p text:style-name="P87">SISTEMA</text:p>
          </table:table-cell>
        </table:table-row>
        <table:table-row>
          <table:table-cell table:style-name="Tabela20.A2" office:value-type="string">
            <text:p text:style-name="P58">1 – <text:span text:style-name="T9">Usuário</text:span><text:span text:style-name="T19"> ‘solicita’ fazer aposta.</text:span></text:p>
          </table:table-cell>
          <table:table-cell table:style-name="Tabela20.B2" office:value-type="string">
            <text:p text:style-name="P58">1 – <text:span text:style-name="T19">Sistema mostra todas as informações disponíveis do campeonato escolhido para o usuário, suas partidas e a opção de aposta</text:span>.</text:p>
          </table:table-cell>
        </table:table-row>
        <table:table-row>
          <table:table-cell table:style-name="Tabela20.A2" office:value-type="string">
            <text:p text:style-name="P67">2 – Usuário <text:span text:style-name="T23">esquece de selecionar algum campo.</text:span></text:p>
          </table:table-cell>
          <table:table-cell table:style-name="Tabela20.B2" office:value-type="string">
            <text:p text:style-name="P67">2 – Sistema enviar mensagem <text:span text:style-name="T23">de falta de campo escolhido.</text:span></text:p>
          </table:table-cell>
        </table:table-row>
        <table:table-row>
          <table:table-cell table:style-name="Tabela20.A2" office:value-type="string">
            <text:p text:style-name="P67">3 – <text:span text:style-name="T23">Retornar ao fluxo normal passo 2</text:span>.</text:p>
          </table:table-cell>
          <table:table-cell table:style-name="Tabela20.B2" office:value-type="string">
            <text:p text:style-name="P6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s" svg:font-family="Tahoma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01:20.537608458</meta:creation-date>
    <dc:date>2017-10-11T10:32:57.828793076</dc:date>
    <meta:editing-duration>PT1H21M18S</meta:editing-duration>
    <meta:editing-cycles>17</meta:editing-cycles>
    <meta:generator>LibreOffice/5.1.6.2$Linux_X86_64 LibreOffice_project/10m0$Build-2</meta:generator>
    <meta:document-statistic meta:table-count="20" meta:image-count="0" meta:object-count="0" meta:page-count="8" meta:paragraph-count="203" meta:word-count="1084" meta:character-count="7237" meta:non-whitespace-character-count="6261"/>
  </office:meta>
</office:document-meta>
</file>